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00000031ADA52A59D.png" manifest:media-type="image/png"/>
  <manifest:file-entry manifest:full-path="Pictures/10000000000001DE000004AAB24A310D.png" manifest:media-type="image/png"/>
  <manifest:file-entry manifest:full-path="Pictures/10000000000001E000000319284D9B1B.png" manifest:media-type="image/png"/>
  <manifest:file-entry manifest:full-path="Pictures/10000001000003E800000477D55693B8.png" manifest:media-type="image/png"/>
  <manifest:file-entry manifest:full-path="Pictures/1000000100000241000002418712F3BB.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8" style:family="table-row">
      <style:table-row-properties style:min-row-height="0.2292in"/>
    </style:style>
    <style:style style:name="CastleBrianRAT.A18"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8"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9a2e46"/>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a7b63"/>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1"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3"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6"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8faa41"/>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5"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6"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a2e46"/>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8"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0"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1"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2" style:family="paragraph" style:parent-style-name="Standard">
      <style:text-properties style:font-name="Nimbus Mono PS" fo:font-size="12pt" fo:font-weight="normal" officeooo:rsid="00657820" officeooo:paragraph-rsid="008faa41" style:font-size-asian="10.5pt" style:font-weight-asian="normal" style:font-size-complex="12pt" style:font-weight-complex="normal"/>
    </style:style>
    <style:style style:name="P43"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2pt" officeooo:paragraph-rsid="00622ad5" style:font-size-asian="12pt" style:font-size-complex="12pt"/>
    </style:style>
    <style:style style:name="P4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paragraph-rsid="00622ad5" style:font-size-asian="12pt" style:font-size-complex="12pt"/>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44b346" officeooo:paragraph-rsid="0044b346" style:font-size-asian="8.75pt" style:font-size-complex="10pt"/>
    </style:style>
    <style:style style:name="P53"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5" style:family="paragraph" style:parent-style-name="Table_20_Contents">
      <style:paragraph-properties fo:text-align="center" style:justify-single-word="false"/>
      <style:text-properties style:font-name="Nimbus Mono PS" officeooo:rsid="007d4c9a" officeooo:paragraph-rsid="007d4c9a"/>
    </style:style>
    <style:style style:name="P56" style:family="paragraph" style:parent-style-name="Table_20_Contents">
      <style:paragraph-properties fo:text-align="start" style:justify-single-word="false"/>
      <style:text-properties style:font-name="Nimbus Mono PS" officeooo:rsid="007d4c9a" officeooo:paragraph-rsid="007d4c9a"/>
    </style:style>
    <style:style style:name="P57"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58"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8ae41a"/>
    </style:style>
    <style:style style:name="P6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8ae41a" officeooo:paragraph-rsid="008ae41a"/>
    </style:style>
    <style:style style:name="P61" style:family="paragraph" style:parent-style-name="Table_20_Contents">
      <style:paragraph-properties fo:text-align="center" style:justify-single-word="false"/>
      <style:text-properties style:font-name="Nimbus Mono PS" officeooo:rsid="00926bd5" officeooo:paragraph-rsid="00926bd5"/>
    </style:style>
    <style:style style:name="P62" style:family="paragraph" style:parent-style-name="Table_20_Contents">
      <style:paragraph-properties fo:text-align="start" style:justify-single-word="false"/>
      <style:text-properties style:font-name="Nimbus Mono PS" officeooo:rsid="00926bd5" officeooo:paragraph-rsid="00926bd5"/>
    </style:style>
    <style:style style:name="P63"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9a2e46" style:font-size-asian="18pt" style:font-size-complex="18pt"/>
    </style:style>
    <style:style style:name="P64"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9a2e46" style:font-size-asian="18pt" style:font-size-complex="18pt"/>
    </style:style>
    <style:style style:name="P65" style:family="paragraph" style:parent-style-name="Heading_20_1">
      <style:paragraph-properties fo:margin-top="0in" fo:margin-bottom="0in" style:contextual-spacing="false" fo:line-height="100%" fo:text-align="center" style:justify-single-word="false" fo:break-before="page"/>
      <style:text-properties style:font-name="Nimbus Mono PS" fo:font-size="16pt" style:font-size-asian="16pt" style:font-size-complex="16pt"/>
    </style:style>
    <style:style style:name="P66"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9a2e46" style:font-size-asian="16pt" style:font-size-complex="16pt"/>
    </style:style>
    <style:style style:name="P67"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68" style:family="paragraph" style:parent-style-name="Heading_20_2">
      <style:paragraph-properties fo:margin-top="0in" fo:margin-bottom="0in" style:contextual-spacing="false" fo:line-height="100%" fo:text-align="center" style:justify-single-word="false"/>
      <style:text-properties style:font-name="Nimbus Mono PS" fo:font-size="14pt" style:font-size-asian="14pt" style:font-size-complex="14pt"/>
    </style:style>
    <style:style style:name="P69" style:family="paragraph" style:parent-style-name="Heading_20_2">
      <style:paragraph-properties fo:margin-top="0in" fo:margin-bottom="0in" style:contextual-spacing="false" fo:line-height="100%"/>
      <style:text-properties style:font-name="Nimbus Mono PS" fo:font-size="14pt" style:font-size-asian="14pt" style:font-size-complex="14pt"/>
    </style:style>
    <style:style style:name="P70" style:family="paragraph" style:parent-style-name="Standard">
      <style:text-properties style:font-name="Nimbus Mono PS" officeooo:paragraph-rsid="0085ef53"/>
    </style:style>
    <style:style style:name="P71"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7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73" style:family="paragraph" style:parent-style-name="Heading_20_1">
      <style:paragraph-properties fo:margin-top="0in" fo:margin-bottom="0in" style:contextual-spacing="false" fo:line-height="100%" fo:text-align="center" style:justify-single-word="false"/>
    </style:style>
    <style:style style:name="P74" style:family="paragraph" style:parent-style-name="Heading_20_2">
      <style:paragraph-properties fo:margin-top="0in" fo:margin-bottom="0in" style:contextual-spacing="false" fo:line-height="100%" fo:text-align="center" style:justify-single-word="false" fo:break-before="page"/>
    </style:style>
    <style:style style:name="P75" style:family="paragraph" style:parent-style-name="Heading_20_2">
      <style:paragraph-properties fo:margin-top="0in" fo:margin-bottom="0in" style:contextual-spacing="false" fo:line-height="100%" fo:text-align="center" style:justify-single-word="false"/>
    </style:style>
    <style:style style:name="P76" style:family="paragraph" style:parent-style-name="Subtitle">
      <style:paragraph-properties fo:line-height="100%"/>
      <style:text-properties officeooo:paragraph-rsid="009a2e46"/>
    </style:style>
    <style:style style:name="P77" style:family="paragraph" style:parent-style-name="Title">
      <style:paragraph-properties fo:line-height="100%"/>
      <style:text-properties officeooo:paragraph-rsid="009a2e46"/>
    </style:style>
    <style:style style:name="P7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9a2e46" style:font-size-asian="32pt" style:font-size-complex="32pt"/>
    </style:style>
    <style:style style:name="P79" style:family="paragraph" style:parent-style-name="Text_20_body">
      <style:paragraph-properties fo:line-height="100%" fo:text-align="center" style:justify-single-word="false"/>
      <style:text-properties style:font-name="Montserrat" fo:font-weight="bold" officeooo:paragraph-rsid="009a2e46" style:font-weight-asian="bold" style:font-weight-complex="bold"/>
    </style:style>
    <style:style style:name="P80" style:family="paragraph" style:parent-style-name="Text_20_body">
      <style:paragraph-properties fo:line-height="100%" fo:break-before="page"/>
      <style:text-properties style:font-name="Montserrat" officeooo:paragraph-rsid="009a2e46"/>
    </style:style>
    <style:style style:name="P81" style:family="paragraph" style:parent-style-name="Text_20_body">
      <style:paragraph-properties fo:line-height="100%"/>
      <style:text-properties style:font-name="Montserrat" officeooo:paragraph-rsid="009a2e46"/>
    </style:style>
    <style:style style:name="P8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9a2e46"/>
    </style:style>
    <style:style style:name="P83" style:family="paragraph">
      <loext:graphic-properties draw:fill="solid" draw:fill-color="#ffff00"/>
    </style:style>
    <style:style style:name="P84" style:family="paragraph">
      <loext:graphic-properties draw:fill="solid" draw:fill-color="#ff8000"/>
    </style:style>
    <style:style style:name="P85" style:family="paragraph">
      <loext:graphic-properties draw:fill-color="#ff0000"/>
    </style:style>
    <style:style style:name="P86" style:family="paragraph">
      <loext:graphic-properties draw:fill="none" draw:fill-color="#ffffff"/>
      <style:text-properties style:font-name="Nimbus Mono PS"/>
    </style:style>
    <style:style style:name="P87" style:family="paragraph">
      <loext:graphic-properties draw:fill-color="#ccc5b3"/>
    </style:style>
    <style:style style:name="P88" style:family="paragraph">
      <loext:graphic-properties draw:fill-color="#50654d"/>
    </style:style>
    <style:style style:name="P89" style:family="paragraph">
      <loext:graphic-properties draw:fill-color="#fffcf7"/>
      <style:paragraph-properties style:writing-mode="lr-tb"/>
    </style:style>
    <style:style style:name="P90" style:family="paragraph">
      <loext:graphic-properties draw:fill-color="#fffcf7"/>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252df1"/>
    </style:style>
    <style:style style:name="T5" style:family="text">
      <style:text-properties style:font-name="Nimbus Mono PS" officeooo:rsid="008d47fa"/>
    </style:style>
    <style:style style:name="T6" style:family="text">
      <style:text-properties style:font-name="Nimbus Mono PS" fo:font-size="16pt" fo:font-weight="bold" style:font-size-asian="16pt" style:font-weight-asian="bold" style:font-size-complex="16pt" style:font-weight-complex="bold"/>
    </style:style>
    <style:style style:name="T7" style:family="text">
      <style:text-properties style:font-name="Nimbus Mono PS" fo:font-size="14pt" officeooo:rsid="0015c0cb" style:font-size-asian="14pt" style:font-size-complex="14pt"/>
    </style:style>
    <style:style style:name="T8" style:family="text">
      <style:text-properties style:font-name="Nimbus Mono PS" fo:font-size="14pt" officeooo:rsid="00622ad5" style:font-size-asian="14pt" style:font-size-complex="14pt"/>
    </style:style>
    <style:style style:name="T9" style:family="text">
      <style:text-properties style:font-name="Nimbus Mono PS" fo:font-size="14pt" officeooo:rsid="008ae41a" style:font-size-asian="14pt" style:font-size-complex="14pt"/>
    </style:style>
    <style:style style:name="T10" style:family="text">
      <style:text-properties officeooo:rsid="0023596c"/>
    </style:style>
    <style:style style:name="T11" style:family="text">
      <style:text-properties officeooo:rsid="00252df1"/>
    </style:style>
    <style:style style:name="T12" style:family="text">
      <style:text-properties officeooo:rsid="0044b346"/>
    </style:style>
    <style:style style:name="T13" style:family="text">
      <style:text-properties officeooo:rsid="004e2d95"/>
    </style:style>
    <style:style style:name="T14" style:family="text">
      <style:text-properties officeooo:rsid="00622ad5"/>
    </style:style>
    <style:style style:name="T15" style:family="text">
      <style:text-properties officeooo:rsid="00657820"/>
    </style:style>
    <style:style style:name="T16" style:family="text">
      <style:text-properties officeooo:rsid="0069e74b"/>
    </style:style>
    <style:style style:name="T17" style:family="text">
      <style:text-properties officeooo:rsid="006c2d3d"/>
    </style:style>
    <style:style style:name="T18" style:family="text">
      <style:text-properties officeooo:rsid="006d5187"/>
    </style:style>
    <style:style style:name="T19" style:family="text">
      <style:text-properties officeooo:rsid="007003cf"/>
    </style:style>
    <style:style style:name="T20" style:family="text">
      <style:text-properties fo:font-style="italic" officeooo:rsid="00622ad5" style:font-style-asian="italic" style:font-style-complex="italic"/>
    </style:style>
    <style:style style:name="T21" style:family="text">
      <style:text-properties fo:font-style="italic" officeooo:rsid="0069e74b" style:font-style-asian="italic" style:font-style-complex="italic"/>
    </style:style>
    <style:style style:name="T22" style:family="text">
      <style:text-properties officeooo:rsid="0071d5b5"/>
    </style:style>
    <style:style style:name="T23" style:family="text">
      <style:text-properties officeooo:rsid="0074ff41"/>
    </style:style>
    <style:style style:name="T24" style:family="text">
      <style:text-properties officeooo:rsid="0079151b"/>
    </style:style>
    <style:style style:name="T25" style:family="text">
      <style:text-properties officeooo:rsid="007a450f"/>
    </style:style>
    <style:style style:name="T26" style:family="text">
      <style:text-properties officeooo:rsid="007a9a5c"/>
    </style:style>
    <style:style style:name="T27" style:family="text">
      <style:text-properties officeooo:rsid="007b3fb3"/>
    </style:style>
    <style:style style:name="T28" style:family="text">
      <style:text-properties officeooo:rsid="007d4c9a"/>
    </style:style>
    <style:style style:name="T29" style:family="text">
      <style:text-properties fo:font-size="12pt" fo:font-weight="normal" officeooo:rsid="0085ef53" style:font-size-asian="10.5pt" style:font-weight-asian="normal" style:font-size-complex="12pt" style:font-weight-complex="normal"/>
    </style:style>
    <style:style style:name="T30" style:family="text">
      <style:text-properties fo:font-size="12pt" fo:font-weight="normal" officeooo:rsid="00657820" style:font-size-asian="10.5pt" style:font-weight-asian="normal" style:font-size-complex="12pt" style:font-weight-complex="normal"/>
    </style:style>
    <style:style style:name="T31" style:family="text">
      <style:text-properties fo:font-size="12pt" fo:font-weight="normal" officeooo:rsid="0094efa8" style:font-size-asian="10.5pt" style:font-weight-asian="normal" style:font-size-complex="12pt" style:font-weight-complex="normal"/>
    </style:style>
    <style:style style:name="T32" style:family="text">
      <style:text-properties fo:font-size="12pt" officeooo:rsid="0094efa8" style:font-size-asian="10.5pt" style:font-size-complex="12pt"/>
    </style:style>
    <style:style style:name="T33" style:family="text">
      <style:text-properties officeooo:rsid="007f39fe"/>
    </style:style>
    <style:style style:name="T34" style:family="text">
      <style:text-properties officeooo:rsid="008140b2"/>
    </style:style>
    <style:style style:name="T35" style:family="text">
      <style:text-properties officeooo:rsid="0085ef53"/>
    </style:style>
    <style:style style:name="T36" style:family="text">
      <style:text-properties officeooo:rsid="008a7b63"/>
    </style:style>
    <style:style style:name="T37" style:family="text">
      <style:text-properties officeooo:rsid="008ae41a"/>
    </style:style>
    <style:style style:name="T38" style:family="text">
      <style:text-properties officeooo:rsid="008d47fa"/>
    </style:style>
    <style:style style:name="T39" style:family="text">
      <style:text-properties officeooo:rsid="008e810d"/>
    </style:style>
    <style:style style:name="T40" style:family="text">
      <style:text-properties officeooo:rsid="008faa41"/>
    </style:style>
    <style:style style:name="T41" style:family="text">
      <style:text-properties officeooo:rsid="00916062"/>
    </style:style>
    <style:style style:name="T42" style:family="text">
      <style:text-properties officeooo:rsid="00926bd5"/>
    </style:style>
    <style:style style:name="T43" style:family="text">
      <style:text-properties officeooo:rsid="0092fa76"/>
    </style:style>
    <style:style style:name="T44" style:family="text">
      <style:text-properties officeooo:rsid="00948c89"/>
    </style:style>
    <style:style style:name="T45" style:family="text">
      <style:text-properties officeooo:rsid="0094efa8"/>
    </style:style>
    <style:style style:name="T46" style:family="text">
      <style:text-properties officeooo:rsid="009697da"/>
    </style:style>
    <style:style style:name="T47" style:family="text">
      <style:text-properties fo:color="#ffffff" loext:opacity="100%" style:font-name="Montserrat" fo:font-size="54pt" style:font-size-asian="54pt" style:font-size-complex="54pt"/>
    </style:style>
    <style:style style:name="T48" style:family="text">
      <style:text-properties fo:color="#ffffff" loext:opacity="100%" fo:font-size="54pt" officeooo:rsid="0094efa8" style:font-size-asian="54pt" style:font-size-complex="54pt"/>
    </style:style>
    <style:style style:name="T49" style:family="text">
      <style:text-properties style:font-name="Montserrat" fo:font-size="42pt" fo:font-weight="bold" style:font-size-asian="42pt" style:font-weight-asian="bold" style:font-size-complex="42pt" style:font-weight-complex="bold"/>
    </style:style>
    <style:style style:name="T50" style:family="text">
      <style:text-properties fo:font-weight="bold" officeooo:rsid="00504de1" style:font-name-asian="Droid Sans Fallback" style:font-weight-asian="bold" style:font-name-complex="Droid Sans Devanagari1" style:font-weight-complex="bold"/>
    </style:style>
    <style:style style:name="T51" style:family="text">
      <style:text-properties officeooo:rsid="009a2e46"/>
    </style:style>
    <style:style style:name="T52" style:family="text">
      <style:text-properties fo:font-size="42pt" officeooo:rsid="0094efa8" style:font-size-asian="42pt" style:font-size-complex="4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ff8000" draw:fill="solid" draw:fill-color="#ff80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8000" draw:fill="solid" draw:fill-color="#ff8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color="#ccc5b3"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color="#50654d"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3465a4" draw:fill-color="#fffcf7"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color="#ccc5b3"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color="#50654d"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3465a4" draw:fill-color="#fffcf7"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19" draw:style-name="gr15" draw:text-style-name="P90" svg:width="8.4996in" svg:height="11.0142in" svg:x="0.0252in" svg:y="-0.5in"><text:p/><draw:enhanced-geometry svg:viewBox="0 0 21600 21600" draw:type="rectangle" draw:enhanced-path="M 0 0 L 21600 0 21600 21600 0 21600 0 0 Z N"/></draw:custom-shape></text:h>
      <text:p text:style-name="P77"><draw:custom-shape text:anchor-type="paragraph" draw:z-index="1" draw:name="Shape 20" draw:style-name="gr14" draw:text-style-name="P88" svg:width="8.4996in" svg:height="1.0031in" svg:x="-0.5047in" svg:y="0.1362in"><text:p/><draw:enhanced-geometry svg:viewBox="0 0 21600 21600" draw:type="rectangle" draw:enhanced-path="M 0 0 L 21600 0 21600 21600 0 21600 0 0 Z N"/></draw:custom-shape><text:span text:style-name="T47">B</text:span><text:span text:style-name="T47"><draw:frame draw:style-name="fr1" draw:name="Image5" text:anchor-type="as-char" svg:width="0.5492in" svg:height="0.5492in" draw:z-index="44"><draw:image xlink:href="Pictures/10000001000000FA000000FAF679D55D.png" xlink:type="simple" xlink:show="embed" xlink:actuate="onLoad" draw:mime-type="image/png"/></draw:frame></text:span><text:span text:style-name="T47">TTLETECH</text:span></text:p>
      <text:p text:style-name="P76"><draw:custom-shape text:anchor-type="paragraph" draw:z-index="2" draw:name="Shape 26" draw:style-name="gr13" draw:text-style-name="P87" svg:width="8.4996in" svg:height="0.8185in" svg:x="-0.5in" svg:y="-0.0256in"><text:p/><draw:enhanced-geometry svg:viewBox="0 0 21600 21600" draw:type="rectangle" draw:enhanced-path="M 0 0 L 21600 0 21600 21600 0 21600 0 0 Z N"/></draw:custom-shape><text:span text:style-name="T49">OUTWORLDS WASTES</text:span></text:p>
      <text:p text:style-name="P78"/>
      <text:h text:style-name="P2" text:outline-level="2"><draw:frame draw:style-name="fr3" draw:name="Image4 Copy 1" text:anchor-type="as-char" svg:width="6.011in" svg:height="6.011in" draw:z-index="45"><draw:image xlink:href="Pictures/1000000100000241000002418712F3BB.png" xlink:type="simple" xlink:show="embed" xlink:actuate="onLoad" draw:mime-type="image/png"/></draw:frame></text:h>
      <text:h text:style-name="P63" text:outline-level="1">BATTLETECH: <text:span text:style-name="T50">OUTWORLDS</text:span><text:span text:style-name="T10"> WASTES</text:span></text:h>
      <text:h text:style-name="P64" text:outline-level="1"><text:span text:style-name="T10"><text:line-break/></text:span><text:span text:style-name="T51">SNOW RAVEN RAID</text:span></text:h>
      <text:p text:style-name="P39"/>
      <text:p text:style-name="P20">--------------------------- START TRANSMISSION ----------------------------</text:p>
      <text:p text:style-name="P9"><text:line-break/><text:span text:style-name="T36">CARSPHAIRN III PLANETARY GOVERNMENT OFFICIAL ANNOUNCEMENT: CLAN SNOW RAVEN FORCES IDENTIFYING THEMSELVES AS PART OF ILKAHN WARD</text:span><text:span text:style-name="T14">'</text:span><text:span text:style-name="T36">S STAR LEAGUE ARE BURNING TOWARDS CARSPAHAIRN III. THE GOVERNOR HAS AUTHORIZED IMMEDIATE AND GENEROUS CONTRACTS FOR ALL MERCENARY FORCES </text:span><text:span text:style-name="T37">ON PLANET</text:span><text:span text:style-name="T36">.</text:span></text:p>
      <text:p text:style-name="P20"><text:line-break/>---------------------------- END TRANSMISSION -----------------------------</text:p>
      <text:p text:style-name="P49"/>
      <text:p text:style-name="P46">These are player-vs-GM scenarios with combined arms and optional simplified campaign logistics rules.</text:p>
      <text:p text:style-name="P50"/>
      <text:p text:style-name="P32">Each player may <text:span text:style-name="T14">bring</text:span> <text:span text:style-name="T14">3,000 BV of combined arms, following the </text:span><text:span text:style-name="T20">BattleTech: Outworlds Wastes</text:span><text:span text:style-name="T14"> </text:span><text:span text:style-name="T24">event </text:span><text:span text:style-name="T14">list building rules. </text:span><text:span text:style-name="T18">A link to the rules is below</text:span><text:span text:style-name="T14">. </text:span><text:span text:style-name="T19">Players must select a</text:span><text:span text:style-name="T16"> single ilClan era faction on the Master Unit List.</text:span></text:p>
      <text:p text:style-name="P51"/>
      <text:p text:style-name="P33"><text:span text:style-name="T16">Players attending</text:span><text:span text:style-name="T14"> multiple scenarios may use </text:span><text:span text:style-name="T21">BattleTech: Outworlds Wastes </text:span><text:span text:style-name="T16">F</text:span><text:span text:style-name="T14">orce </text:span><text:span text:style-name="T16">M</text:span><text:span text:style-name="T14">aintenance </text:span><text:span text:style-name="T25">event </text:span><text:span text:style-name="T14">rule</text:span><text:span text:style-name="T25">s</text:span><text:span text:style-name="T16"> </text:span><text:span text:style-name="T14">to improve their force </text:span><text:span text:style-name="T23">between scenarios</text:span><text:span text:style-name="T14">. </text:span><text:span text:style-name="T19">Players can improve their force </text:span><text:span text:style-name="T25">up </text:span><text:span text:style-name="T19">to</text:span><text:span text:style-name="T16"> 5,000 BV.</text:span><text:span text:style-name="T14"> </text:span><text:span text:style-name="T16">Players may </text:span><text:span text:style-name="T26">instead</text:span><text:span text:style-name="T16"> choose to </text:span><text:span text:style-name="T14">use a new </text:span><text:span text:style-name="T16">3,000 BV</text:span><text:span text:style-name="T14"> force for each scenario. </text:span><text:span text:style-name="T27">The e</text:span><text:span text:style-name="T14">nemy force will use </text:span><text:span text:style-name="T27">the </text:span><text:span text:style-name="T17">full </text:span><text:span text:style-name="T20">BattleTech: Outworlds Wastes</text:span><text:span text:style-name="T14"> </text:span><text:span text:style-name="T19">Force Maintenance </text:span><text:span text:style-name="T14">rules for repair between scenarios.</text:span></text:p>
      <text:p text:style-name="P51"/>
      <text:p text:style-name="P47">The following optional rules will be used:</text:p>
      <text:p text:style-name="P47"><text:s text:c="2"/>Initiative Deck: Initiative <text:span text:style-name="T22">is</text:span> determined by playing cards.</text:p>
      <text:p text:style-name="P47"><text:s text:c="4"/>Each player receives one card; their whole force activates together.</text:p>
      <text:p text:style-name="P47"><text:s text:c="4"/>The Movement Phase is resolved from lowest value to highest.</text:p>
      <text:p text:style-name="P48"><text:s text:c="4"/>The Attack Phases are resolved from highest value to lowest.</text:p>
      <text:p text:style-name="P48"><text:s text:c="2"/>Fire for Effect: Attack declaration and resolution occur simultaneously.</text:p>
      <text:p text:style-name="P50"/>
      <text:p text:style-name="P46">Scenarios:</text:p>
      <text:p text:style-name="P46"><text:s text:c="2"/><text:span text:style-name="T37">Contested Landing</text:span></text:p>
      <text:p text:style-name="P46"><text:s text:c="2"/><text:span text:style-name="T37">Militia Resupply</text:span><text:line-break/> <text:s/><text:span text:style-name="T37">Base Defense</text:span></text:p>
      <text:p text:style-name="P50"/>
      <text:p text:style-name="P46">BattleTech: Outworlds Wastes:</text:p>
      <text:p text:style-name="P46"><text:s text:c="2"/>Web Format - https://outworlds-wastes.jeremylt.org/event-play</text:p>
      <text:p text:style-name="P35"><text:s text:c="2"/><text:span text:style-name="T14">PDF Format - </text:span>https://raw.githubusercontent.com/Eudicods/outworlds-wastes/rules-pdf/battletech-outworlds-wastes-<text:span text:style-name="T14">event</text:span>.pdf</text:p>
      <text:p text:style-name="P52"/>
      <text:p text:style-name="P3">Colorado BattleTech Discord:</text:p>
      <text:p text:style-name="P36"><text:s text:c="2"/>https://discord.gg/dbCSXbJspc</text:p>
      <text:p text:style-name="P21">--------------------------- START TRANSMISSION ----------------------------</text:p>
      <text:h text:style-name="P73" text:outline-level="1"><text:line-break/><text:span text:style-name="T6">MISSION BACKGROUND</text:span></text:h>
      <text:p text:style-name="P29"/>
      <text:p text:style-name="P82">THE CARSPHAIRN SYSTEM WAS PART OF THE LYRAN COMMONWEALTH AND LATER THE LYRAN ALLIANCE UNTIL 3081 WHEN THE REPUBLIC OF THE SPHERE WAS FORMED. CARSPHAIRN WAS ABANDONED WHEN THE FORTRESS REPUBLIC WAS FORMED, AND BY 3145 CARSPHAIRN HAD REJOINED THE LYRAN COMMONWEALTH.</text:p>
      <text:p text:style-name="P28"/>
      <text:p text:style-name="P59">CLAN WOLF LEAD BY KAHN ALARIC WARD CAPTURED TERRA IN 3151 AND DISSOLVED THE REPUBLIC OF THE SPHERE. ILKAHN WARD REFORMED THE STAR LEAGUE WITH MILITARY FORCES FROM CLAN WOLF, CLAN JADE FALCON, CLAN SMOKE JAGUAR, AND CLAN SNOW RAVEN.</text:p>
      <text:p text:style-name="P28"/>
      <text:p text:style-name="P59">PLANETARY LEADERSHIP ON CARSPHAIRN IS EAGER TO AVOID MORE DISRUPTION AND IS WILLING TO PAY MERCENARY FORCES GENEROUSLY TO REPEL CLAN SNOW RAVEN FORCES OPERATING AS PART OF THE NEW STAR LEAGUE MILITARY.</text:p>
      <text:h text:style-name="P74" text:outline-level="2"><text:line-break/><text:span text:style-name="T7">LOCAL AREA STAR MAP</text:span></text:h>
      <text:p text:style-name="P22"/>
      <text:p text:style-name="P19"><draw:frame draw:style-name="fr1" draw:name="Image3" text:anchor-type="as-char" svg:width="7.5in" svg:height="8.5701in" draw:z-index="8"><draw:image xlink:href="Pictures/10000001000003E800000477D55693B8.png" xlink:type="simple" xlink:show="embed" xlink:actuate="onLoad" draw:mime-type="image/png"/></draw:frame></text:p>
      <text:p text:style-name="P19"/>
      <text:p text:style-name="P19"/>
      <text:h text:style-name="P67" text:outline-level="2"><text:span text:style-name="T37">CARSPHAIRN</text:span><text:span text:style-name="T1"> </text:span><text:span text:style-name="T37">II</text:span><text:span text:style-name="T14">I </text:span>PLANETARY READOUT</text:h>
      <text:p text:style-name="P10"/>
      <text:p text:style-name="P10"><text:span text:style-name="T1">STAR TYPE <text:s text:c="14"/>: </text:span><text:span text:style-name="T37">KIV</text:span><text:span text:style-name="T1"> (</text:span><text:span text:style-name="T38">192</text:span><text:span text:style-name="T1"> HOURS RECHARGE TIME)</text:span><text:line-break/><text:span text:style-name="T1">POSITION IN SYSTEM <text:s text:c="5"/>: </text:span><text:span text:style-name="T37">3</text:span><text:span text:style-name="T1"> OF </text:span><text:span text:style-name="T37">8</text:span></text:p>
      <text:p text:style-name="P1">NATURAL SATELLITES <text:s text:c="5"/>: <text:span text:style-name="T37">3</text:span></text:p>
      <text:p text:style-name="P1">TIME TO JUMP POINT <text:s text:c="5"/>: <text:span text:style-name="T37">5.</text:span><text:span text:style-name="T39">2</text:span> DAYS</text:p>
      <text:p text:style-name="P1">SURFACE GRAVITY <text:s text:c="8"/>: <text:span text:style-name="T37">1.13</text:span> G</text:p>
      <text:p text:style-name="P34">DAY LENGTH <text:s text:c="13"/>: <text:span text:style-name="T38">22</text:span>.0 HOURS</text:p>
      <text:p text:style-name="P1">ATMOSPHERIC PRESSURE <text:s text:c="3"/>: STANDARD (BREATHABLE)</text:p>
      <text:p text:style-name="P1">EQUATORIAL TEMPERATURE <text:s/>: <text:span text:style-name="T37">33</text:span>*C</text:p>
      <text:p text:style-name="P1">SURFACE WATER <text:s text:c="10"/>: <text:span text:style-name="T37">77</text:span> PERCENT</text:p>
      <text:p text:style-name="P28">CAPITAL <text:s text:c="16"/>: <text:span text:style-name="T37">NARCISSE</text:span></text:p>
      <text:p text:style-name="P10">POPULATION <text:s text:c="13"/>: <text:span text:style-name="T37">3,013,000,000</text:span></text:p>
      <text:p text:style-name="P1">HPG <text:s text:c="20"/>: <text:span text:style-name="T38">NONE</text:span></text:p>
      <text:p text:style-name="P28">SOCIO-INDUSTRIAL LEVELS : <text:span text:style-name="T38">B-B-C-B-A</text:span></text:p>
      <text:p text:style-name="P10"><text:s text:c="2"/><text:span text:style-name="T1">TECHNOLOGICAL SOPHISTICATION : </text:span><text:span text:style-name="T38">B</text:span><text:span text:style-name="T1"> (</text:span><text:span text:style-name="T38">ADVANCED</text:span><text:span text:style-name="T14"> WORLD</text:span><text:span text:style-name="T1">)</text:span></text:p>
      <text:p text:style-name="P28"><text:s text:c="2"/><text:span text:style-name="T1">INDUSTRIAL DEVELOPMENT <text:s text:c="6"/>: </text:span><text:span text:style-name="T38">B</text:span><text:span text:style-name="T1"> (</text:span><text:span text:style-name="T38">MODERATELY</text:span><text:span text:style-name="T14"> INDUSTRIALIZ</text:span><text:span text:style-name="T38">ED</text:span><text:span text:style-name="T1">)</text:span></text:p>
      <text:p text:style-name="P28"><text:s text:c="2"/><text:span text:style-name="T1">RAW MATERIAL DEPENDENCE <text:s text:c="5"/>: </text:span><text:span text:style-name="T38">C</text:span><text:span text:style-name="T1"> (</text:span><text:span text:style-name="T38">LIMITED RAW MATERIAL PRODUCTION</text:span><text:span text:style-name="T1">)</text:span></text:p>
      <text:p text:style-name="P28"><text:s text:c="2"/><text:span text:style-name="T1">INDUSTRIAL OUTPUT <text:s text:c="11"/>: </text:span><text:span text:style-name="T38">B</text:span><text:span text:style-name="T1"> (</text:span><text:span text:style-name="T38">GOOD INDUSTRIAL OUTPUT</text:span><text:span text:style-name="T1">)</text:span></text:p>
      <text:p text:style-name="P72"><text:span text:style-name="T2"><text:s text:c="2"/></text:span><text:span text:style-name="T3">AGRICULTURAL DEPENDENCE <text:s text:c="5"/>: </text:span><text:span text:style-name="T5">A</text:span><text:span text:style-name="T3"> (</text:span><text:span text:style-name="T5">BREADBASKET</text:span><text:span text:style-name="T3">)</text:span></text:p>
      <text:p text:style-name="P37"/>
      <text:h text:style-name="P67" text:outline-level="2">MISSION <text:span text:style-name="T14">1: </text:span><text:span text:style-name="T37">CONTESTED LANDING</text:span></text:h>
      <text:p text:style-name="P5"/>
      <text:p text:style-name="P60">SNOW RAVEN FORCES WILL BE THE MOST VULNERABLE DURING LANDING OPERATIONS. DESTROY AS MANY SNOW RAVEN FORCES AS POSSIBLE, BUT FOCUS ON DESTROYING LANDING PORT INFRASTRUCTURE. IF POSSIBLE, SHOOT DOWN AN ENEMY DROPSHIP.</text:p>
      <text:p text:style-name="P6"/>
      <text:p text:style-name="P30"><text:s text:c="2"/>PRIMARY OBJECTIVES:</text:p>
      <text:p text:style-name="P6"><text:s text:c="4"/><text:span text:style-name="T37">DESTROY LANDING PORT INFRASTRUCTURE</text:span></text:p>
      <text:p text:style-name="P6"><text:s text:c="4"/><text:span text:style-name="T37">SHOOT DOWN ENEMY DROPSHIP</text:span></text:p>
      <text:p text:style-name="P6"/>
      <text:p text:style-name="P30"><text:s text:c="2"/>SECONDARY OBJECTIVES:</text:p>
      <text:p text:style-name="P6"><text:s text:c="4"/><text:span text:style-name="T11">DESTROY </text:span><text:span text:style-name="T37">SNOW RAVEN</text:span><text:span text:style-name="T14"> FORCES</text:span></text:p>
      <text:p text:style-name="P6"/>
      <text:p text:style-name="P6"><text:s text:c="2"/><text:span text:style-name="T14">ADDITIONAL RULES:</text:span></text:p>
      <text:p text:style-name="P6"><text:s text:c="4"/><text:span text:style-name="T14">ONLY INFANTRY/BATTLE ARMOR UNITS CAN </text:span><text:span text:style-name="T37">DESTROY</text:span><text:span text:style-name="T14"> BUILDINGS</text:span></text:p>
      <text:p text:style-name="P4"/>
      <text:p text:style-name="P4"><text:s text:c="2"/><text:span text:style-name="T12">OPPOSITION FORCES:</text:span></text:p>
      <text:p text:style-name="P7"><text:s text:c="4"/><text:span text:style-name="T37">INITIAL SNOW RAVEN FORCES CONSIST OF ONE LIGHT STAR</text:span><text:line-break/></text:p>
      <text:p text:style-name="P45"/>
      <text:p text:style-name="P44"/>
      <text:p text:style-name="P44"/>
      <text:h text:style-name="P75" text:outline-level="2"><text:line-break/><text:span text:style-name="T7">MISSION </text:span><text:span text:style-name="T8">2: </text:span><text:span text:style-name="T9">MILITIA RESUPPLY</text:span></text:h>
      <text:p text:style-name="P7"/>
      <text:p text:style-name="P46">WE <text:span text:style-name="T37">HAVE LOCATED AN OLD MILITIA REPAIR FACILITY IN AN ABANDONED MINE. THIS FACILITY IS ESSENTIAL FOR MAINTAINING THE STRENGTH OF OUR MILITIA FORCES. SECURE THE REPAIR FACILITY AND ACTIVATE THE MINEFIELD AROUND THE FACILITY TO PROTECT THIS VALUABLE ASSET.</text:span></text:p>
      <text:p text:style-name="P7"/>
      <text:p text:style-name="P31"><text:s text:c="2"/>PRIMARY OBJECTIVES:</text:p>
      <text:p text:style-name="P7"><text:s text:c="4"/><text:span text:style-name="T37">SECURE REPAIR FACILITIES</text:span></text:p>
      <text:p text:style-name="P7"><text:s text:c="4"/><text:span text:style-name="T42">CAPTURE ENEMY COMBATANT</text:span></text:p>
      <text:p text:style-name="P7"/>
      <text:p text:style-name="P31"><text:s text:c="2"/>SECONDARY OBJECTIVES:</text:p>
      <text:p text:style-name="P7"><text:s text:c="4"/><text:span text:style-name="T11">DESTROY </text:span><text:span text:style-name="T37">SNOW RAVEN</text:span><text:span text:style-name="T14"> FORCES</text:span></text:p>
      <text:p text:style-name="P7"/>
      <text:p text:style-name="P7"><text:s text:c="2"/><text:span text:style-name="T14">ADDITIONAL RULES:</text:span></text:p>
      <text:p text:style-name="P7"><text:s text:c="4"/><text:span text:style-name="T37">ONLY INFANTRY/BATTLE ARMOR UNITS CAN SECURE THE </text:span><text:span text:style-name="T43">ENTRANCES</text:span></text:p>
      <text:p text:style-name="P7"/>
      <text:p text:style-name="P7"><text:s text:c="2"/><text:span text:style-name="T12">OPPOSITION FORCES:</text:span></text:p>
      <text:p text:style-name="P7"><text:s text:c="4"/><text:span text:style-name="T37">SNOW RAVEN NOVA CONSISTING OF OMNIMECHS AND </text:span><text:span text:style-name="T46">BATTLE ARMOR</text:span></text:p>
      <text:p text:style-name="P19"/>
      <text:p text:style-name="P19"/>
      <text:p text:style-name="P19"/>
      <text:p text:style-name="P19"/>
      <text:p text:style-name="P19"/>
      <text:p text:style-name="P19"/>
      <text:h text:style-name="P68" text:outline-level="2"><text:soft-page-break/><text:span text:style-name="T14">MISSION 3: </text:span><text:span text:style-name="T37">BASE DEFENSE</text:span></text:h>
      <text:p text:style-name="P19"/>
      <text:p text:style-name="P60">THE SNOW RAVENS HAVE ASSEMBLED A STAR CONSISTING OF ASSAULT OMNIMECHS AND SUPPORTING UNITS. THIS ATTACK WILL BE INTENSE. COORDINATE THE DEFENSE OF THE BASE AND THE USE OF SUPPORT ASSETS SUCH AS AIRSTRIKES AND ARTILLERY STRIKES.</text:p>
      <text:p text:style-name="P7"/>
      <text:p text:style-name="P8"><text:span text:style-name="T11"><text:s text:c="2"/>PRIMARY OBJECTIVES:</text:span><text:span text:style-name="T4"/></text:p>
      <text:p text:style-name="P8"><text:span text:style-name="T11"><text:s text:c="4"/></text:span><text:span text:style-name="T37">MINIMIZE DAMAGE TO FRIENDLY BUILDINGS</text:span></text:p>
      <text:p text:style-name="P7"/>
      <text:p text:style-name="P31"><text:s text:c="2"/>SECONDARY OBJECTIVES:</text:p>
      <text:p text:style-name="P7"><text:s text:c="4"/><text:span text:style-name="T11">DESTROY </text:span><text:span text:style-name="T37">SNOW RAVEN</text:span><text:span text:style-name="T14"> FORCES</text:span></text:p>
      <text:p text:style-name="P7"/>
      <text:p text:style-name="P7"><text:s text:c="2"/><text:span text:style-name="T14">ADDITIONAL RULES:</text:span></text:p>
      <text:p text:style-name="P7"><text:s text:c="4"/><text:span text:style-name="T37">EACH COMMANDER RECEIVES 10 BSP POINTS</text:span></text:p>
      <text:p text:style-name="P7"/>
      <text:p text:style-name="P7"><text:s text:c="2"/><text:span text:style-name="T12">OPPOSITION FORCES:</text:span></text:p>
      <text:p text:style-name="P7"><text:s text:c="4"/><text:span text:style-name="T37">SNOW RAVEN ASSAULT NOVA CONSISTING OF OMNIMECHS AND </text:span><text:span text:style-name="T46">BATTLE ARMOR</text:span><text:line-break/></text:p>
      <text:p text:style-name="P7"/>
      <text:p text:style-name="P7"/>
      <text:p text:style-name="P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7"/>
      <text:p text:style-name="P7"/>
      <text:p text:style-name="P7"/>
      <text:p text:style-name="P7"/>
      <text:p text:style-name="P20"><text:line-break/>---------------------------- END TRANSMISSION -----------------------------</text:p>
      <text:p text:style-name="P21">--------------------------- START TRANSMISSION ---------------------------- </text:p>
      <text:p text:style-name="P71"/>
      <text:p text:style-name="P11">INTELLIGENCE HAS PROVIDED SATELLITE IMAGERY OF THE <text:span text:style-name="T40">LANDING PORT</text:span><text:span text:style-name="T14">.</text:span></text:p>
      <text:p text:style-name="P15"><text:s text:c="5"/><draw:custom-shape text:anchor-type="as-char" svg:y="-0.1161in" draw:z-index="6" draw:name="Shape 8" draw:style-name="gr8" draw:text-style-name="P85"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41">PORT INFRASTRUCTURE</text:span><text:span text:style-name="T15"> </text:span><text:span text:style-name="T13"><draw:custom-shape text:anchor-type="as-char" svg:y="-0.1193in" draw:z-index="12" draw:name="Shape 24" draw:style-name="gr2" draw:text-style-name="P8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41">DROPSHIP LANDING PAD</text:span></text:p>
      <text:p text:style-name="P15"><draw:frame text:anchor-type="paragraph" draw:z-index="7" draw:name="Text Frame 1" draw:style-name="gr9" draw:text-style-name="P86" svg:width="3.2469in" svg:height="0.4012in" svg:x="2.1583in" svg:y="0.011in"><draw:text-box><text:p><text:span text:style-name="T2">|-- FRIENDLY DEPLOYMENT ZONE --|</text:span></text:p></draw:text-box></draw:frame></text:p>
      <text:p text:style-name="P20"><draw:custom-shape text:anchor-type="char" draw:z-index="11" draw:name="Shape 6" draw:style-name="gr6" draw:text-style-name="P85" svg:width="0.2398in" svg:height="0.1953in" draw:transform="rotate (1.5707963267949) translate (4.88333333333333in 5.5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3" draw:name="Shape 29" draw:style-name="gr7" draw:text-style-name="P83"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8" draw:name="Shape 30" draw:style-name="gr7" draw:text-style-name="P83"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31" draw:style-name="gr7" draw:text-style-name="P83" svg:width="0.2398in" svg:height="0.1953in" draw:transform="rotate (1.5707963267949) translate (4.02638888888889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32" draw:style-name="gr7" draw:text-style-name="P83" svg:width="0.2398in" svg:height="0.1953in" draw:transform="rotate (1.5707963267949) translate (3.83125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4" draw:name="Image4" text:anchor-type="as-char" svg:y="-8.4063in" svg:width="3.5307in" svg:height="8.8201in" draw:z-index="22"><draw:image xlink:href="Pictures/10000000000001DE000004AAB24A310D.png" xlink:type="simple" xlink:show="embed" xlink:actuate="onLoad" draw:mime-type="image/png"/></draw:frame><draw:custom-shape text:anchor-type="char" draw:z-index="21" draw:name="Shape 33" draw:style-name="gr7" draw:text-style-name="P83" svg:width="0.2398in" svg:height="0.1953in" draw:transform="rotate (1.5707963267949) translate (3.73680555555556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34" draw:style-name="gr7" draw:text-style-name="P83" svg:width="0.2398in" svg:height="0.1953in" draw:transform="rotate (1.5707963267949) translate (4.12708333333333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35" draw:style-name="gr7" draw:text-style-name="P83" svg:width="0.2398in" svg:height="0.1953in" draw:transform="rotate (1.5707963267949) translate (3.83472222222222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36" draw:style-name="gr7" draw:text-style-name="P83" svg:width="0.2398in" svg:height="0.1953in" draw:transform="rotate (1.5707963267949) translate (4.02986111111111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37" draw:style-name="gr6" draw:text-style-name="P85" svg:width="0.2398in" svg:height="0.1953in" draw:transform="rotate (1.5707963267949) translate (2.11458333333333in 6.6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38" draw:style-name="gr6" draw:text-style-name="P85" svg:width="0.2398in" svg:height="0.1953in" draw:transform="rotate (1.5707963267949) translate (3.91736111111111in 8.6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 END TRANSMISSION -----------------------------</text:p>
      <text:p text:style-name="P26">--------------------------- START TRANSMISSION ---------------------------- </text:p>
      <text:p text:style-name="P12"/>
      <text:p text:style-name="P12">INTELLIGENCE HAS PROVIDED SATELLITE IMAGERY OF THE <text:span text:style-name="T40">ABANDONED MINE</text:span><text:span text:style-name="T15">.</text:span></text:p>
      <text:p text:style-name="P12"/>
      <text:p text:style-name="P17"><draw:frame text:anchor-type="paragraph" draw:z-index="10" draw:name="Text Frame 3" draw:style-name="gr9" draw:text-style-name="P86" svg:width="3.2469in" svg:height="0.4012in" svg:x="2.1354in" svg:y="0.1972in"><draw:text-box><text:p><text:span text:style-name="T2">|-- FRIENDLY DEPLOYMENT ZONE --|</text:span></text:p></draw:text-box></draw:frame><text:tab/><draw:custom-shape text:anchor-type="as-char" svg:y="-0.1161in" draw:z-index="14" draw:name="Shape 25" draw:style-name="gr8" draw:text-style-name="P85"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40">MINE ENTRANCE</text:span></text:p>
      <text:p text:style-name="P12"/>
      <text:p text:style-name="P27"><draw:custom-shape text:anchor-type="char" draw:z-index="16" draw:name="Shape 27" draw:style-name="gr5" draw:text-style-name="P85" svg:width="0.3343in" svg:height="0.2858in" draw:transform="rotate (1.5707963267949) translate (1.70416666666667in 5.7340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2" text:anchor-type="as-char" svg:width="5in" svg:height="8.2602in" draw:z-index="15"><draw:image xlink:href="Pictures/10000000000001E000000319284D9B1B.png" xlink:type="simple" xlink:show="embed" xlink:actuate="onLoad" draw:mime-type="image/png"/></draw:frame><draw:custom-shape text:anchor-type="char" draw:z-index="17" draw:name="Shape 28" draw:style-name="gr5" draw:text-style-name="P85" svg:width="0.3343in" svg:height="0.2858in" draw:transform="rotate (1.5707963267949) translate (2.31597222222222in 7.8173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2"/>
      <text:p text:style-name="P24">---------------------------- END TRANSMISSION -----------------------------</text:p>
      <text:p text:style-name="P13"><text:soft-page-break/>--------------------------- START TRANSMISSION ----------------------------</text:p>
      <text:p text:style-name="P14"/>
      <text:p text:style-name="P14">INTELLIGENCE HAS PROVIDED SATELLITE IMAGERY OF THE <text:span text:style-name="T15">AIRFIELD.</text:span></text:p>
      <text:p text:style-name="P14"/>
      <text:p text:style-name="P18"><text:s text:c="5"/><draw:custom-shape text:anchor-type="as-char" svg:y="-0.1193in" draw:z-index="9" draw:name="Shape 1" draw:style-name="gr8" draw:text-style-name="P85"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3">STATIC DEFENSES </text:span><text:span text:style-name="T13"><draw:custom-shape text:anchor-type="as-char" svg:y="-0.1193in" draw:z-index="36" draw:name="Shape 11" draw:style-name="gr4" draw:text-style-name="P8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45">BASE BUILDINGS </text:span><text:span text:style-name="T13"><draw:custom-shape text:anchor-type="as-char" svg:y="-0.1193in" draw:z-index="41" draw:name="Shape 16" draw:style-name="gr2" draw:text-style-name="P8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45">HELIPADS</text:span></text:p>
      <text:p text:style-name="P25"><draw:frame draw:style-name="fr2" draw:name="Image1" text:anchor-type="as-char" svg:y="-6.2846in" svg:width="5.2736in" svg:height="8.7228in" draw:z-index="28"><draw:image xlink:href="Pictures/10000000000001E00000031ADA52A59D.png" xlink:type="simple" xlink:show="embed" xlink:actuate="onLoad" draw:mime-type="image/png"/></draw:frame><draw:custom-shape text:anchor-type="char" draw:z-index="29" draw:name="Shape 2" draw:style-name="gr5" draw:text-style-name="P85" svg:width="0.3343in" svg:height="0.2858in" draw:transform="rotate (1.5707963267949) translate (3.52708333333333in 4.4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0" draw:name="Shape 3" draw:style-name="gr5" draw:text-style-name="P85" svg:width="0.3343in" svg:height="0.2858in" draw:transform="rotate (1.5707963267949) translate (4.47569444444445in 3.85208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4" draw:style-name="gr5" draw:text-style-name="P85" svg:width="0.3343in" svg:height="0.2858in" draw:transform="rotate (1.5707963267949) translate (5.11180555555556in 2.7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5" draw:style-name="gr5" draw:text-style-name="P85" svg:width="0.3343in" svg:height="0.2858in" draw:transform="rotate (1.5707963267949) translate (4.48333333333333in 1.64930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7" draw:style-name="gr5" draw:text-style-name="P85" svg:width="0.3343in" svg:height="0.2858in" draw:transform="rotate (1.5707963267949) translate (2.72777777777778in 1.3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9" draw:style-name="gr5" draw:text-style-name="P85" svg:width="0.3343in" svg:height="0.2858in" draw:transform="rotate (1.5707963267949) translate (1.44375in 3.57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5" draw:name="Shape 10" draw:style-name="gr5" draw:text-style-name="P85" svg:width="0.3343in" svg:height="0.2858in" draw:transform="rotate (1.5707963267949) translate (2.09097222222222in 3.022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12" draw:style-name="gr3" draw:text-style-name="P84" svg:width="0.3469in" svg:height="0.2835in" draw:transform="rotate (1.5707963267949) translate (3.85277777777778in 3.85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13" draw:style-name="gr3" draw:text-style-name="P84" svg:width="0.3469in" svg:height="0.2835in" draw:transform="rotate (1.5707963267949) translate (3.84444444444444in 2.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9" draw:name="Shape 14" draw:style-name="gr3" draw:text-style-name="P84" svg:width="0.3469in" svg:height="0.2835in" draw:transform="rotate (1.5707963267949) translate (4.32361111111111in 2.4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0" draw:name="Shape 15" draw:style-name="gr3" draw:text-style-name="P84" svg:width="0.3469in" svg:height="0.2835in" draw:transform="rotate (1.5707963267949) translate (2.08194444444444in 3.5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2" draw:name="Shape 17" draw:style-name="gr1" draw:text-style-name="P83" svg:width="0.3469in" svg:height="0.2835in" draw:transform="rotate (1.5707963267949) translate (4.95069444444444in 4.120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3" draw:name="Shape 18" draw:style-name="gr1" draw:text-style-name="P83" svg:width="0.3469in" svg:height="0.2835in" draw:transform="rotate (1.5707963267949) translate (5.43402777777778in 3.850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2">---------------------------- END TRANSMISSION -----------------------------</text:p>
      <text:p text:style-name="P16"><text:soft-page-break/>--------------------------- START TRANSMISSION ----------------------------</text:p>
      <text:p text:style-name="P15"/>
      <text:h text:style-name="P66" text:outline-level="1">MISSION BOUNTIES</text:h>
      <text:p text:style-name="P54"/>
      <text:p text:style-name="P54">THE FOLLOWING BOUNTIES HAVE BEEN ISSUED FOR THIS MISSION.</text:p>
      <text:p text:style-name="P54"/>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7">PAYMENT</text:p>
          </table:table-cell>
          <table:table-cell table:style-name="CastleBrianRAT.B1" office:value-type="string">
            <text:p text:style-name="P58">ACTIVITY</text:p>
          </table:table-cell>
        </table:table-row>
        <table:table-row>
          <table:table-cell table:style-name="CastleBrianRAT.A2" office:value-type="string">
            <text:p text:style-name="P55">100,000</text:p>
          </table:table-cell>
          <table:table-cell table:style-name="CastleBrianRAT.B2" office:value-type="string">
            <text:p text:style-name="P56">DAMAGE ENEMY UNIT (PER UNIT)</text:p>
          </table:table-cell>
        </table:table-row>
        <table:table-row>
          <table:table-cell table:style-name="CastleBrianRAT.A2" office:value-type="string">
            <text:p text:style-name="P61">100,000</text:p>
          </table:table-cell>
          <table:table-cell table:style-name="CastleBrianRAT.B2" office:value-type="string">
            <text:p text:style-name="P62">DAMAGE ENEMY DROPSHIP (PER DROPSHIP)</text:p>
          </table:table-cell>
        </table:table-row>
        <table:table-row>
          <table:table-cell table:style-name="CastleBrianRAT.A2" office:value-type="string">
            <text:p text:style-name="P55">100,000</text:p>
          </table:table-cell>
          <table:table-cell table:style-name="CastleBrianRAT.B2" office:value-type="string">
            <text:p text:style-name="P56">CRITICAL OR MOTIVE DAMAGE (PER UNIT)</text:p>
          </table:table-cell>
        </table:table-row>
        <table:table-row>
          <table:table-cell table:style-name="CastleBrianRAT.A2" office:value-type="string">
            <text:p text:style-name="P55">100,000</text:p>
          </table:table-cell>
          <table:table-cell table:style-name="CastleBrianRAT.B2" office:value-type="string">
            <text:p text:style-name="P56">COMPLETE A PHYSICAL ATTACK</text:p>
          </table:table-cell>
        </table:table-row>
        <table:table-row>
          <table:table-cell table:style-name="CastleBrianRAT.A2" office:value-type="string">
            <text:p text:style-name="P55">100,000</text:p>
          </table:table-cell>
          <table:table-cell table:style-name="CastleBrianRAT.B2" office:value-type="string">
            <text:p text:style-name="P56">COMPLETE AN ANTI-MECH ATTACK</text:p>
          </table:table-cell>
        </table:table-row>
        <table:table-row>
          <table:table-cell table:style-name="CastleBrianRAT.A2" office:value-type="string">
            <text:p text:style-name="P55">100,000</text:p>
          </table:table-cell>
          <table:table-cell table:style-name="CastleBrianRAT.B2" office:value-type="string">
            <text:p text:style-name="P56">DAMAGE A UNIT WITH INDIRECT FIRE</text:p>
          </table:table-cell>
        </table:table-row>
        <table:table-row>
          <table:table-cell table:style-name="CastleBrianRAT.A2" office:value-type="string">
            <text:p text:style-name="P55">100,000</text:p>
          </table:table-cell>
          <table:table-cell table:style-name="CastleBrianRAT.B2" office:value-type="string">
            <text:p text:style-name="P56">SKID A UNIT WITHOUT DESTROYING IT</text:p>
          </table:table-cell>
        </table:table-row>
        <table:table-row>
          <table:table-cell table:style-name="CastleBrianRAT.A2" office:value-type="string">
            <text:p text:style-name="P55">250,000</text:p>
          </table:table-cell>
          <table:table-cell table:style-name="CastleBrianRAT.B2" office:value-type="string">
            <text:p text:style-name="P56">KNOCK 'MECH PILOT UNCONSCIOUS</text:p>
          </table:table-cell>
        </table:table-row>
        <table:table-row>
          <table:table-cell table:style-name="CastleBrianRAT.A2" office:value-type="string">
            <text:p text:style-name="P55">250,000</text:p>
          </table:table-cell>
          <table:table-cell table:style-name="CastleBrianRAT.B2" office:value-type="string">
            <text:p text:style-name="P56">REDUCE <text:span text:style-name="T34">A </text:span>COMBAT VEHICLE TO 0 MP</text:p>
          </table:table-cell>
        </table:table-row>
        <table:table-row>
          <table:table-cell table:style-name="CastleBrianRAT.A2" office:value-type="string">
            <text:p text:style-name="P55">250,000</text:p>
          </table:table-cell>
          <table:table-cell table:style-name="CastleBrianRAT.B2" office:value-type="string">
            <text:p text:style-name="P56">KILL ALL BUT 1 TROOP IN AN INFANTRY UNIT</text:p>
          </table:table-cell>
        </table:table-row>
        <table:table-row>
          <table:table-cell table:style-name="CastleBrianRAT.A2" office:value-type="string">
            <text:p text:style-name="P55">250,000</text:p>
          </table:table-cell>
          <table:table-cell table:style-name="CastleBrianRAT.B2" office:value-type="string">
            <text:p text:style-name="P56">HAVE A UNIT SCORE A HIT AT ALL 3 RANGES</text:p>
          </table:table-cell>
        </table:table-row>
        <table:table-row>
          <table:table-cell table:style-name="CastleBrianRAT.A2" office:value-type="string">
            <text:p text:style-name="P55">250,000</text:p>
          </table:table-cell>
          <table:table-cell table:style-name="CastleBrianRAT.B2" office:value-type="string">
            <text:p text:style-name="P56">COMPLETE A CHARGE ATTACK</text:p>
          </table:table-cell>
        </table:table-row>
        <table:table-row>
          <table:table-cell table:style-name="CastleBrianRAT.A2" office:value-type="string">
            <text:p text:style-name="P55">250,000</text:p>
          </table:table-cell>
          <table:table-cell table:style-name="CastleBrianRAT.B2" office:value-type="string">
            <text:p text:style-name="P56">COMPLETE A DEATH FROM ABOVE <text:span text:style-name="T34">ATTACK</text:span></text:p>
          </table:table-cell>
        </table:table-row>
        <table:table-row>
          <table:table-cell table:style-name="CastleBrianRAT.A2" office:value-type="string">
            <text:p text:style-name="P55">500,000</text:p>
          </table:table-cell>
          <table:table-cell table:style-name="CastleBrianRAT.B2" office:value-type="string">
            <text:p text:style-name="P56">SHOOT DOWN A VTOL WITH A TMM OF 5+</text:p>
          </table:table-cell>
        </table:table-row>
        <table:table-row>
          <table:table-cell table:style-name="CastleBrianRAT.A2" office:value-type="string">
            <text:p text:style-name="P55">500,000</text:p>
          </table:table-cell>
          <table:table-cell table:style-name="CastleBrianRAT.B2" office:value-type="string">
            <text:p text:style-name="P56"><text:span text:style-name="T34">SHOOT</text:span> A 'MECH IN THE HEAD</text:p>
          </table:table-cell>
        </table:table-row>
        <table:table-row>
          <table:table-cell table:style-name="CastleBrianRAT.A2" office:value-type="string">
            <text:p text:style-name="P55">500,000</text:p>
          </table:table-cell>
          <table:table-cell table:style-name="CastleBrianRAT.B2" office:value-type="string">
            <text:p text:style-name="P56"><text:span text:style-name="T34">PHYSICAL ATTACK</text:span> A 'MECH <text:span text:style-name="T33">IN THE HEAD</text:span></text:p>
          </table:table-cell>
        </table:table-row>
        <table:table-row table:style-name="CastleBrianRAT.18">
          <table:table-cell table:style-name="CastleBrianRAT.A18" office:value-type="string">
            <text:p text:style-name="P55">500,000</text:p>
          </table:table-cell>
          <table:table-cell table:style-name="CastleBrianRAT.B18" office:value-type="string">
            <text:p text:style-name="P56">CAPTURE A VEHICLE CREW OR 'MECH PILOT</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5">---------------------------- END TRANSMISSION -----------------------------</text:p>
      <text:h text:style-name="P65" text:outline-level="1">GM Notes</text:h>
      <text:p text:style-name="P38"/>
      <text:p text:style-name="P38"/>
      <text:h text:style-name="P69" text:outline-level="2">Mission 1</text:h>
      <text:p text:style-name="P42"><text:s text:c="2"/>Maps: Deserts Pack, AeroBase #1, AeroBase #2, Oasis</text:p>
      <text:p text:style-name="P40"><text:s text:c="2"/><text:span text:style-name="T28">Scoring: 0.</text:span><text:span text:style-name="T42">33</text:span><text:span text:style-name="T28">M for each </text:span><text:span text:style-name="T42">infrastructure location, 1M for dropship</text:span></text:p>
      <text:p text:style-name="P40"/>
      <text:p text:style-name="P40"><text:s text:c="2"/><text:span text:style-name="T42">Snow Ravens</text:span><text:span text:style-name="T35">: </text:span><text:span text:style-name="T43">Mechs start deployed on the airfield and focus first on infantry.</text:span></text:p>
      <text:p text:style-name="P40"/>
      <text:p text:style-name="P40"><text:s text:c="2"/><text:span text:style-name="T42">Dropship: The Snow Raven dropship will land on round 4. Players may target the 7 hexes of the dropship landing pad to target the dropship. Damage is tracked independently per hex. Snow Raven dropship will be unable to fire until the round it lands.</text:span></text:p>
      <text:p text:style-name="P40"/>
      <text:p text:style-name="P40"><text:s text:c="2"/><text:span text:style-name="T42">Buildings: Infantry may rig a building with explosives. If they detonate the explosives while in the hex, they take the damage from the explosives.</text:span></text:p>
      <text:p text:style-name="P43"/>
      <text:h text:style-name="P69" text:outline-level="2">Mission 2</text:h>
      <text:p text:style-name="P40"><text:s text:c="2"/>Maps: <text:span text:style-name="T40">Deserts</text:span> Pack, <text:span text:style-name="T40">Mines #1, Mines #2</text:span></text:p>
      <text:p text:style-name="P40"><text:s text:c="2"/><text:span text:style-name="T28">Scoring: 0.5M for each </text:span><text:span text:style-name="T42">entrance secured</text:span><text:span text:style-name="T28">, 1M for </text:span><text:span text:style-name="T42">capturing unit</text:span></text:p>
      <text:p text:style-name="P41"/>
      <text:p text:style-name="P41"><text:s text:c="2"/><text:span text:style-name="T42">Snow Ravens</text:span><text:span text:style-name="T35">: Snow</text:span><text:span text:style-name="T43"> Ravens will focus on securing the mine entrances with 2 points of </text:span><text:span text:style-name="T44">Battle Armor</text:span><text:span text:style-name="T43"> and then try to swarm enemy Mechs.</text:span></text:p>
      <text:p text:style-name="P43"/>
      <text:h text:style-name="P69" text:outline-level="2">Mission 3</text:h>
      <text:p text:style-name="P40"><text:s text:c="2"/>Maps: <text:span text:style-name="T44">Grasslands</text:span> Pack, <text:span text:style-name="T44">River CommCenter, Streams</text:span></text:p>
      <text:p text:style-name="P41"><text:s text:c="2"/><text:span text:style-name="T28">Scoring: 0.2</text:span><text:span text:style-name="T45">5</text:span><text:span text:style-name="T28">M for each building </text:span><text:span text:style-name="T45">surviving</text:span><text:span text:style-name="T28">, 0.5M for each </text:span><text:span text:style-name="T45">helipad</text:span></text:p>
      <text:p text:style-name="P41"/>
      <text:p text:style-name="P41"><text:s text:c="2"/><text:span text:style-name="T45">Turrets: Each turret is 2 large lasers, with a base gunnery of 5.</text:span></text:p>
      <text:p text:style-name="P41"/>
      <text:p text:style-name="P41"><text:s text:c="2"/><text:span text:style-name="T45">BSP</text:span><text:span text:style-name="T35">: </text:span><text:span text:style-name="T45">Each defender receives 10 BSP that they can use throughout the game.</text:span></text:p>
      <text:p text:style-name="P41"/>
      <text:p text:style-name="P70"><text:span text:style-name="T30"><text:s text:c="2"/></text:span><text:span text:style-name="T31">Snow Ravens</text:span><text:span text:style-name="T29">: </text:span><text:span text:style-name="T31">The primary objective of the Snow Ravens is to destroy buildings and exit.</text:span></text:p>
      <text:p text:style-name="P80"/>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draw:custom-shape text:anchor-type="paragraph" draw:z-index="3" draw:name="Shape 21" draw:style-name="gr12" draw:text-style-name="P89" svg:width="8.4996in" svg:height="11.0142in" svg:x="-1.0252in" svg:y="-0.1063in"><text:p/><draw:enhanced-geometry svg:viewBox="0 0 21600 21600" draw:type="rectangle" draw:enhanced-path="M 0 0 L 21600 0 21600 21600 0 21600 0 0 Z N"/></draw:custom-shape></text:p>
      <text:p text:style-name="P79"><draw:custom-shape text:anchor-type="paragraph" draw:z-index="4" draw:name="Shape 22" draw:style-name="gr11" draw:text-style-name="P88" svg:width="8.4996in" svg:height="0.8161in" svg:x="-0.5047in" svg:y="0.0854in"><text:p/><draw:enhanced-geometry svg:viewBox="0 0 21600 21600" draw:type="rectangle" draw:enhanced-path="M 0 0 L 21600 0 21600 21600 0 21600 0 0 Z N"/></draw:custom-shape><draw:custom-shape text:anchor-type="paragraph" draw:z-index="5" draw:name="Shape 23" draw:style-name="gr10" draw:text-style-name="P87" svg:width="8.4996in" svg:height="0.7398in" svg:x="-0.7244in" svg:y="0.8764in"><text:p/><draw:enhanced-geometry svg:viewBox="0 0 21600 21600" draw:type="rectangle" draw:enhanced-path="M 0 0 L 21600 0 21600 21600 0 21600 0 0 Z N"/></draw:custom-shape><text:span text:style-name="T48">B</text:span><text:span text:style-name="T48"><draw:frame draw:style-name="fr1" draw:name="Image5 Copy 1" text:anchor-type="as-char" svg:width="0.5492in" svg:height="0.5492in" draw:z-index="46"><draw:image xlink:href="Pictures/10000001000000FA000000FAF679D55D.png" xlink:type="simple" xlink:show="embed" xlink:actuate="onLoad" draw:mime-type="image/png"/></draw:frame></text:span><text:span text:style-name="T48">TTLETECH</text:span><text:span text:style-name="T32"><text:line-break/></text:span><text:span text:style-name="T52">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4-26T11:46:39.706847663</dc:date>
    <meta:editing-duration>PT21H56M46S</meta:editing-duration>
    <meta:editing-cycles>126</meta:editing-cycles>
    <meta:generator>LibreOffice/7.6.6.3$Linux_X86_64 LibreOffice_project/60$Build-3</meta:generator>
    <meta:document-statistic meta:table-count="1" meta:image-count="7" meta:object-count="0" meta:page-count="13" meta:paragraph-count="156" meta:word-count="1108" meta:character-count="8106" meta:non-whitespace-character-count="6837"/>
  </office:meta>
</office:document-meta>
</file>